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0ac3f" officeooo:paragraph-rsid="0000ac3f"/>
    </style:style>
    <style:style style:name="P2" style:family="paragraph" style:parent-style-name="Text_20_body">
      <style:text-properties officeooo:rsid="00036cc1" officeooo:paragraph-rsid="00036cc1"/>
    </style:style>
    <style:style style:name="P3" style:family="paragraph" style:parent-style-name="Text_20_body">
      <style:text-properties officeooo:rsid="00004996" officeooo:paragraph-rsid="00004996"/>
    </style:style>
    <style:style style:name="P4" style:family="paragraph" style:parent-style-name="Text_20_body">
      <style:text-properties fo:font-weight="bold" officeooo:rsid="0000ac3f" officeooo:paragraph-rsid="0000ac3f" style:font-weight-asian="bold" style:font-weight-complex="bold"/>
    </style:style>
    <style:style style:name="P5" style:family="paragraph" style:parent-style-name="Heading_20_2">
      <style:text-properties officeooo:rsid="0000ac3f" officeooo:paragraph-rsid="0000ac3f"/>
    </style:style>
    <style:style style:name="P6" style:family="paragraph" style:parent-style-name="Heading_20_2">
      <style:text-properties officeooo:rsid="00036cc1" officeooo:paragraph-rsid="00036cc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6cc1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24180"/>
    </style:style>
    <style:style style:name="T5" style:family="text">
      <style:text-properties officeooo:rsid="0002645a"/>
    </style:style>
    <style:style style:name="T6" style:family="text">
      <style:text-properties officeooo:rsid="00054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S Project #2 : Custom Malloc</text:p>
      <text:p text:style-name="Text_20_body"/>
      <text:p text:style-name="P3">In this project, you will be implementing your own <text:span text:style-name="T1">malloc(3), </text:span><text:span text:style-name="T2">free(3),</text:span><text:span text:style-name="T1"> realloc(3) and calloc(3) </text:span><text:span text:style-name="T3"><text:s/>functions. The purpose of these functions is to allocate memory on the heap of a program. You will create these functions and use the same prototype as the one in libc. You re-implementation should be using the </text:span><text:span text:style-name="T1">brk(2)</text:span><text:span text:style-name="T3"> and </text:span><text:span text:style-name="T1">sbrk(2)</text:span><text:span text:style-name="T3"> system calls. </text:span><text:a xlink:type="simple" xlink:href="https://linux.die.net/man/2/sbrk" text:style-name="Internet_20_link" text:visited-style-name="Visited_20_Internet_20_Link"><text:span text:style-name="T3">https://linux.die.net/man/2/sbrk</text:span></text:a><text:span text:style-name="T3"> </text:span></text:p>
      <text:h text:style-name="Heading_20_2" text:outline-level="2">Submitting the project</text:h>
      <text:p text:style-name="P1">Your project MUST be available publically on Github. You MUST indicate the location of that Github and the persons working on that project at this adress <text:a xlink:type="simple" xlink:href="https://forms.gle/JwCraPtx1tKzq1e26" text:style-name="Internet_20_link" text:visited-style-name="Visited_20_Internet_20_Link">https://forms.gle/JwCraPtx1tKzq1e26</text:a> </text:p>
      <text:p text:style-name="P4">You can make teams of 4 persons maximum</text:p>
      <text:p text:style-name="P4">You MUST submit the project before Friday 26th January 2024 1<text:span text:style-name="T6">2</text:span>h30</text:p>
      <text:h text:style-name="P5" text:outline-level="2">Grading</text:h>
      <text:p text:style-name="P1">The grading of your project will be done with the following criteria :</text:p>
      <text:p text:style-name="P1">- Repo quality : README file, compilation instructions, testing instructions.</text:p>
      <text:p text:style-name="P1">- Code qu<text:span text:style-name="T4">a</text:span>lity : functions declaration, variable declarations</text:p>
      <text:p text:style-name="P1">- <text:span text:style-name="T4">Data structures : Are the structures used appropriate for the project</text:span></text:p>
      <text:p text:style-name="P1">- <text:span text:style-name="T4">Performance : What is the general performance in time and memory consumption</text:span></text:p>
      <text:p text:style-name="P1">- <text:span text:style-name="T5">Bugs : You took actions to debug and test your code, you took actions to handle errors.</text:span></text:p>
      <text:p text:style-name="P1">- <text:span text:style-name="T4">Bonus : If you can load you malloc(3) function in other programs with LD_PRELOAD by building a shared library. </text:span><text:a xlink:type="simple" xlink:href="https://man7.org/linux/man-pages/man8/ld.so.8.html" text:style-name="Internet_20_link" text:visited-style-name="Visited_20_Internet_20_Link"><text:span text:style-name="T4">https://man7.org/linux/man-pages/man8/ld.so.8.html</text:span></text:a><text:span text:style-name="T4"> (see LD_PRELOAD) (Mac users, look at DYLD_INSERT_LIBRARIES)</text:span></text:p>
      <text:h text:style-name="P6" text:outline-level="2">Steps</text:h>
      <text:p text:style-name="P2">A suggested, although not mandatory, path to complete this project are the following steps :</text:p>
      <text:p text:style-name="P2">- What do the brk(2) and sbrk(2) system calls do ?</text:p>
      <text:p text:style-name="P2">- Write a diagram of the process memory when users try to allocate data and identity the possible problems</text:p>
      <text:p text:style-name="P2">- When allocating memory, what information should the program store ?</text:p>
      <text:p text:style-name="P2">- What would be a naïve, unoptimized way to implement the memory allocation system ? Identity possible performance issues.</text:p>
      <text:p text:style-name="P2">- How would you optimize this process with memory footprint in mind ? With time consumption in mind 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8:02:52.354982072</meta:creation-date>
    <dc:date>2024-01-23T09:44:18.066443567</dc:date>
    <meta:editing-duration>PT18M13S</meta:editing-duration>
    <meta:editing-cycles>6</meta:editing-cycles>
    <meta:generator>LibreOffice/7.6.4.1$Linux_X86_64 LibreOffice_project/60$Build-1</meta:generator>
    <meta:document-statistic meta:table-count="0" meta:image-count="0" meta:object-count="0" meta:page-count="1" meta:paragraph-count="21" meta:word-count="310" meta:character-count="1940" meta:non-whitespace-character-count="1648"/>
  </office:meta>
</office:document-meta>
</file>